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ira" svg:font-family="Cambira"/>
    <style:font-face style:name="Tahoma1" svg:font-family="Tahoma"/>
    <style:font-face style:name="Consolas" svg:font-family="Consolas" style:font-family-generic="modern" style:font-pitch="fixed"/>
    <style:font-face style:name="Algerian" svg:font-family="Algerian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2" style:family="paragraph" style:parent-style-name="Quotations" style:list-style-name="L2"/>
    <style:style style:name="P3" style:family="paragraph" style:parent-style-name="Quotations">
      <style:paragraph-properties fo:margin-top="0.18cm" fo:margin-bottom="0cm" fo:text-align="justify" style:justify-single-word="false"/>
      <style:text-properties style:font-name="Cambria" fo:font-size="10pt" style:font-size-asian="10pt" style:font-size-complex="10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style:font-name="Cambria" fo:font-size="10pt" style:font-size-asian="10pt" style:font-size-complex="10pt"/>
    </style:style>
    <style:style style:name="P6" style:family="paragraph" style:parent-style-name="Text_20_body" style:list-style-name="L3">
      <style:paragraph-properties fo:margin-top="0cm" fo:margin-bottom="0cm"/>
      <style:text-properties style:font-name="Cambria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style:font-name="Candara"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 style:list-style-name="L3">
      <style:paragraph-properties fo:margin-top="0cm" fo:margin-bottom="0cm"/>
      <style:text-properties style:font-name="Candara" fo:font-size="10pt" style:font-size-asian="10pt" style:font-size-complex="10pt"/>
    </style:style>
    <style:style style:name="P9" style:family="paragraph" style:parent-style-name="Text_20_body" style:list-style-name="L3">
      <style:paragraph-properties fo:margin-top="0.18cm" fo:margin-bottom="0cm"/>
      <style:text-properties style:font-name="Cambria" fo:font-size="10pt" fo:font-style="italic" style:font-size-asian="10pt" style:font-style-asian="italic" style:font-size-complex="10pt" style:font-style-complex="italic"/>
    </style:style>
    <style:style style:name="P10" style:family="paragraph" style:parent-style-name="Text_20_body" style:list-style-name="L3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fo:font-style="italic" style:font-size-asian="10pt" style:font-style-asian="italic" style:font-size-complex="10pt" style:font-style-complex="italic"/>
    </style:style>
    <style:style style:name="P11" style:family="paragraph" style:parent-style-name="Text_20_body" style:list-style-name="L3">
      <style:paragraph-properties fo:margin-top="0.18cm" fo:margin-bottom="0cm"/>
      <style:text-properties style:font-name="Cambri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.18cm" fo:margin-bottom="0cm"/>
      <style:text-properties style:font-name="Cambria" fo:font-size="10pt" style:font-size-asian="10pt" style:font-size-complex="10pt"/>
    </style:style>
    <style:style style:name="P13" style:family="paragraph" style:parent-style-name="Text_20_body" style:list-style-name="L3">
      <style:paragraph-properties fo:margin-top="0.18cm" fo:margin-bottom="0cm"/>
      <style:text-properties style:font-name="Cambria" fo:font-size="10pt" style:font-size-asian="10pt" style:font-size-complex="10pt"/>
    </style:style>
    <style:style style:name="P14" style:family="paragraph" style:parent-style-name="Text_20_body" style:list-style-name="L3">
      <style:paragraph-properties fo:margin-top="0.18cm" fo:margin-bottom="0cm">
        <style:tab-stops>
          <style:tab-stop style:position="0.436cm"/>
        </style:tab-stops>
      </style:paragraph-properties>
      <style:text-properties style:font-name="Cambria" fo:font-size="10pt" style:font-size-asian="10pt" style:font-size-complex="10pt"/>
    </style:style>
    <style:style style:name="P15" style:family="paragraph" style:parent-style-name="Text_20_body" style:list-style-name="L3">
      <style:paragraph-properties fo:margin-top="0.18cm" fo:margin-bottom="0cm">
        <style:tab-stops>
          <style:tab-stop style:position="0.436cm"/>
          <style:tab-stop style:position="2.392cm"/>
        </style:tab-stops>
      </style:paragraph-properties>
      <style:text-properties style:font-name="Cambria" fo:font-size="10pt" style:font-size-asian="10pt" style:font-size-complex="10pt"/>
    </style:style>
    <style:style style:name="P16" style:family="paragraph" style:parent-style-name="Text_20_body" style:list-style-name="L3">
      <style:paragraph-properties fo:margin-top="0.18cm" fo:margin-bottom="0cm">
        <style:tab-stops>
          <style:tab-stop style:position="2.101cm"/>
        </style:tab-stops>
      </style:paragraph-properties>
      <style:text-properties style:font-name="Cambria" fo:font-size="10pt" style:font-size-asian="10pt" style:font-size-complex="10pt"/>
    </style:style>
    <style:style style:name="P17" style:family="paragraph" style:parent-style-name="Text_20_body" style:list-style-name="L3">
      <style:paragraph-properties fo:margin-top="0.18cm" fo:margin-bottom="0cm">
        <style:tab-stops>
          <style:tab-stop style:position="1.856cm"/>
        </style:tab-stops>
      </style:paragraph-properties>
      <style:text-properties style:font-name="Cambria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ambri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style:font-name="Candara"/>
    </style:style>
    <style:style style:name="T7" style:family="text">
      <style:text-properties style:font-name="Cambria"/>
    </style:style>
    <style:style style:name="T8" style:family="text">
      <style:text-properties style:font-name="Cambria" fo:font-size="10pt" style:font-size-asian="10pt" style:font-size-complex="10pt"/>
    </style:style>
    <style:style style:name="T9" style:family="text">
      <style:text-properties style:font-name="Cambria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Cambria" fo:font-size="10pt" fo:font-style="normal" style:font-size-asian="10pt" style:font-style-asian="normal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zepte der Programmiersprachen, Sommersemester 2012</text:p>
      <text:p text:style-name="P7">Übung zur Semantik der BSL</text:p>
      <text:p text:style-name="P1"/>
      <text:list xml:id="list31665945" text:style-name="L3">
        <text:list-item>
          <text:p text:style-name="P13"><text:span text:style-name="T4">Ermitteln Sie die Bedeutung der folgenden Ausdrücke Schritt-für-Schritt mit Hilfe der Auswertungsregeln aus dem Skript.</text:span> </text:p>
          <text:list>
            <text:list-item>
              <text:p text:style-name="P14">(+<text:tab/>(* (/ 12 8) (/ 2 3))<text:line-break/><text:tab/>(- 20 (sqrt 4)))</text:p>
            </text:list-item>
            <text:list-item>
              <text:p text:style-name="P14">(cond<text:line-break/><text:tab/>[(= 0 0) false]<text:line-break/><text:tab/>[(&gt; 0 1) (string=? <text:span text:style-name="T6">"</text:span>a" "a")]<text:line-break/><text:tab/>[else (= (/ 1 0) 9)])</text:p>
            </text:list-item>
          </text:list>
        </text:list-item>
        <text:list-item>
          <text:p text:style-name="P14"><text:span text:style-name="T4">Ermitteln Sie die Bedeutung des folgenden Programmes Schritt-für-Schritt mit Hilfe der Auswertungsregeln aus dem Skript. </text:span></text:p>
          <text:list>
            <text:list-header>
              <text:p text:style-name="P15">; A X-Coordinate is a non-negative number<text:line-break/>; interp. distance from the left side of the screen<text:line-break/><text:line-break/>; A Y-Coordinate is a non-negative number<text:line-break/>; interp. distance from the bottom of the screen<text:line-break/><text:line-break/>(define-struct point<text:line-break/><text:tab/>(x y))<text:line-break/><text:line-break/>; A Point is a structure: (make-point X-Coordinate Y-Coordinate)<text:line-break/>; interp. the coordinates of a point on the screen<text:line-break/><text:line-break/>; Point Point → Point<text:line-break/>; computes the component-wise sum of the points<text:line-break/>(define (point+ p q)<text:line-break/><text:tab/>(make-point<text:tab/>(+ (point-x p) (point-x q))<text:line-break/><text:tab/><text:tab/>(+ (point-y p) (point-y q))))<text:line-break/><text:line-break/>(define A (make-point 0 (+ 1 2)))<text:line-break/><text:line-break/>(define B (make-point 3 0))<text:line-break/><text:line-break/>(point? (point+ A B))</text:p>
            </text:list-header>
          </text:list>
        </text:list-item>
        <text:list-item>
          <text:p text:style-name="P10">Sind die folgenden Werte im Datenuniversum des Programmes aus Aufgabe 2 enthalten? Sind sie in der Teilmenge des Datenuniversums enthalten, die durch Point beschrieben wird?</text:p>
          <text:list>
            <text:list-item>
              <text:list>
                <text:list-item>
                  <text:p text:style-name="P14">-23</text:p>
                </text:list-item>
                <text:list-item>
                  <text:p text:style-name="P14">42</text:p>
                </text:list-item>
                <text:list-item>
                  <text:p text:style-name="P14">"hello"</text:p>
                </text:list-item>
                <text:list-item>
                  <text:p text:style-name="P14">&lt;make-point 1 2&gt;</text:p>
                </text:list-item>
                <text:list-item>
                  <text:p text:style-name="P16">&lt;make-point<text:tab/>&lt;make-point 1 2&gt;<text:line-break/><text:tab/>&lt;make-point 3 4&gt;&gt;</text:p>
                </text:list-item>
                <text:list-item>
                  <text:p text:style-name="P17">&lt;make-ball<text:tab/>&lt;make-posn 1 2&gt;<text:line-break/><text:tab/>&lt;make-vel 3 4&gt;&gt;</text:p>
                </text:list-item>
                <text:list-item>
                  <text:p text:style-name="P14">&lt;make-point 42 "hello"&gt;</text:p>
                </text:list-item>
                <text:list-item>
                  <text:p text:style-name="P14">&lt;make-point -23 42&gt;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ira" svg:font-family="Cambira"/>
    <style:font-face style:name="Tahoma1" svg:font-family="Tahoma"/>
    <style:font-face style:name="Consolas" svg:font-family="Consolas" style:font-family-generic="modern" style:font-pitch="fixed"/>
    <style:font-face style:name="Algerian" svg:font-family="Algerian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5-03T13:15:43.17</meta:creation-date>
    <dc:date>2012-05-24T13:49:35.42</dc:date>
    <dc:creator>Tillmann Rendel</dc:creator>
    <meta:editing-duration>PT05H24M01S</meta:editing-duration>
    <meta:editing-cycles>10</meta:editing-cycles>
    <meta:generator>OpenOffice.org/3.1$Win32 OpenOffice.org_project/310m19$Build-9420</meta:generator>
    <meta:printed-by>Tillmann Rendel</meta:printed-by>
    <meta:print-date>2012-05-10T13:48:08.68</meta:print-date>
    <meta:document-statistic meta:table-count="0" meta:image-count="0" meta:object-count="0" meta:page-count="1" meta:paragraph-count="16" meta:word-count="233" meta:character-count="1379"/>
  </office:meta>
</office:document-meta>
</file>